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r" svg:font-family="Couri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" fo:font-size="6pt" style:font-size-asian="6pt" style:font-size-complex="6pt"/>
    </style:style>
    <style:style style:name="P2" style:family="paragraph" style:parent-style-name="Standard">
      <style:text-properties style:font-name="Mono" fo:font-size="6pt" officeooo:paragraph-rsid="001556f0" style:font-size-asian="6pt" style:font-size-complex="6pt"/>
    </style:style>
    <style:style style:name="P3" style:family="paragraph" style:parent-style-name="Standard">
      <style:text-properties style:font-name="Mono" fo:font-size="6pt" fo:font-weight="bold" style:font-size-asian="6pt" style:font-weight-asian="bold" style:font-size-complex="6pt" style:font-weight-complex="bold"/>
    </style:style>
    <style:style style:name="T1" style:family="text">
      <style:text-properties officeooo:rsid="00155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CTYL MANUFORM</text:p>
      <text:p text:style-name="P1"/>
      <text:p text:style-name="P1">/* </text:p>
      <text:p text:style-name="P1"><text:s/>* Base Layer: Colemak-DH 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ESC <text:s text:c="3"/>| <text:s text:c="2"/>Q <text:s/>| <text:s text:c="2"/>W <text:s/>| <text:s/>F <text:s text:c="2"/>| <text:s text:c="2"/>P <text:s/>| <text:s text:c="2"/>B <text:s/>| <text:s text:c="29"/>| <text:s text:c="2"/>J <text:s/>| <text:s text:c="2"/>L <text:s/>| <text:s text:c="2"/>U <text:s/>| <text:s text:c="2"/>Y <text:s/>| ; : <text:s/>| <text:s/>Bspc <text:s/>|</text:p>
      <text:p text:style-name="P1"><text:s/>* |--------+------+------+------+------+------| <text:s text:c="29"/>|------+------+------+------+------+--------|</text:p>
      <text:p text:style-name="P1"><text:s/>* | LCTL <text:s text:c="2"/>| <text:s text:c="2"/>A <text:s/>| <text:s text:c="2"/>R <text:s/>| <text:s/>S <text:s text:c="2"/>| <text:s text:c="2"/>T <text:s/>| <text:s text:c="2"/>G <text:s/>| <text:s text:c="29"/>| <text:s text:c="2"/>M <text:s/>| <text:s text:c="2"/>N <text:s/>| <text:s text:c="2"/>E <text:s/>| <text:s text:c="2"/>I <text:s/>| <text:s text:c="2"/>O <text:s/>| <text:s/>ALT <text:s text:c="2"/>|</text:p>
      <text:p text:style-name="P1"><text:s/>* |--------+------+------+------+------+------+ <text:s text:c="29"/>+------+------+------+------+------+--------|</text:p>
      <text:p text:style-name="P1"><text:s/>* | LSFT <text:s text:c="2"/>| <text:s text:c="2"/>Z <text:s/>| <text:s text:c="2"/>X <text:s/>| <text:s text:c="2"/>C <text:s/>| <text:s text:c="2"/>D <text:s/>| <text:s text:c="2"/>V <text:s/>| <text:s text:c="29"/>| <text:s text:c="2"/>K <text:s/>| <text:s text:c="2"/>H <text:s/>| , <text:s/>&lt; | . &gt; <text:s/>| / <text:s/>? | SUPER <text:s/>|</text:p>
      <text:p text:style-name="P1"><text:s/>* `----------------------+------+------+------+ <text:s text:c="29"/>+------+------+------+----------------------'</text:p>
      <text:p text:style-name="P1"><text:s/>* <text:s text:c="16"/>| FKEYS| <text:s/>ALT | <text:s text:c="57"/>| ALT <text:s/>|STENO |</text:p>
      <text:p text:style-name="P1"><text:s/>* <text:s text:c="16"/>+-------------+-------------+ <text:s text:c="29"/>+-------------+-------------+</text:p>
      <text:p text:style-name="P1"><text:s/>* <text:s text:c="30"/>| <text:s/>DEL | Enc1 | <text:s text:c="29"/>| Enc2 | TAB <text:s/>|</text:p>
      <text:p text:style-name="P1"><text:s/>* <text:s text:c="30"/>| <text:s text:c="2"/># <text:s/>| <text:s text:c="5"/>| <text:s text:c="29"/>| <text:s text:c="5"/>| <text:s/># <text:s text:c="2"/>|</text:p>
      <text:p text:style-name="P1"><text:s/>* <text:s text:c="30"/>|------+------| <text:s text:c="29"/>|------+------|</text:p>
      <text:p text:style-name="P1"><text:s/>* <text:s text:c="44"/>+-------------+ <text:s/>+-------------+</text:p>
      <text:p text:style-name="P1"><text:s/>* <text:s text:c="44"/>|SpcEnt| CCCV | <text:s/>|Super |SpcEnt|</text:p>
      <text:p text:style-name="P1"><text:s/>* <text:s text:c="44"/>| Nav <text:s/>| <text:s text:c="5"/>| <text:s/>| <text:s text:c="5"/>| Nav <text:s/>| </text:p>
      <text:p text:style-name="P1"><text:s/>* <text:s text:c="44"/>|------+------| <text:s/>|------+------|</text:p>
      <text:p text:style-name="P1"><text:s/>* <text:s text:c="44"/>| ESP <text:s/>| Bspc | <text:s/>| Lead | DE <text:s text:c="2"/>|</text:p>
      <text:p text:style-name="P1"><text:s/>* <text:s text:c="44"/>| <text:s text:c="5"/>| LEFT | <text:s/>| <text:s text:c="5"/>| <text:s text:c="5"/>| </text:p>
      <text:p text:style-name="P1"><text:s/>* <text:s text:c="44"/>+-------------+ <text:s/>+-------------+</text:p>
      <text:p text:style-name="P1">/* </text:p>
      <text:p text:style-name="P1"><text:s/>* Left Hand writing</text:p>
      <text:p text:style-name="P1"><text:s/>*</text:p>
      <text:p text:style-name="P1"><text:s/>* ,-------------------------------------------.</text:p>
      <text:p text:style-name="P1"><text:s/>* | Bspc | ; : <text:s/>| <text:s/>Y <text:s text:c="2"/>| <text:s text:c="2"/>U <text:s/>| <text:s text:c="2"/>L <text:s/>| <text:s text:c="3"/>J <text:s text:c="2"/>| </text:p>
      <text:p text:style-name="P1"><text:s/>* |------+------+------+------+------+--------| </text:p>
      <text:p text:style-name="P1"><text:s/>* | RSFT | <text:s text:c="2"/>O <text:s/>| <text:s/>I <text:s text:c="2"/>| <text:s text:c="2"/>E <text:s/>| <text:s text:c="2"/>N <text:s/>| <text:s text:c="3"/>M <text:s text:c="2"/>| </text:p>
      <text:p text:style-name="P1"><text:s/>* +------+------+------+------+------+--------|</text:p>
      <text:p text:style-name="P1"><text:s/>* |Enter | / <text:s/>? | . &gt; <text:s/>| , <text:s/>&lt; | <text:s text:c="2"/>H <text:s/>| <text:s text:c="3"/>K <text:s text:c="2"/>|</text:p>
      <text:p text:style-name="P1"><text:s/>* `------+------+------+------+------+--------| <text:tab/></text:p>
      <text:p text:style-name="P1">/* </text:p>
      <text:p text:style-name="P1"><text:s/>* Navigation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Home | PgDn | PgUp | End <text:s/>| <text:s text:c="5"/>| <text:s text:c="29"/>| <text:s text:c="5"/>| Home | PgDn | PgUp | End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Left | Down | Up <text:s text:c="2"/>| Right| <text:s text:c="5"/>| <text:s text:c="29"/>| <text:s text:c="5"/>| Left | Down | Up <text:s text:c="2"/>| Right| <text:s text:c="7"/>|</text:p>
      <text:p text:style-name="P1"><text:s/>* |--------+------+------+------+------+------+ <text:s text:c="29"/>+------+------+------+------+------+--------|</text:p>
      <text:p text:style-name="P1"><text:s/>* | M_but1 |M_left|M_down| M_up |M_righ|M_but2| <text:s text:c="29"/>|M_but1|M_left|M_down| M_up |M_righ| M_but2 |</text:p>
      <text:p text:style-name="P1"><text:s/>* `----------------------+------+------+------+ <text:s text:c="29"/>+------+------+------+----------------------'</text:p>
      <text:p text:style-name="P1">/*</text:p>
      <text:p text:style-name="P1"><text:s/>* Numpad,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FKEY <text:s text:c="2"/>| <text:s/>! <text:s text:c="2"/>| <text:s/>@ <text:s text:c="2"/>| <text:s/>{ <text:s text:c="2"/>| <text:s/>} <text:s text:c="2"/>| <text:s/>| <text:s text:c="2"/>| <text:s text:c="29"/>| - _ <text:s/>| 6 ^ <text:s/>| 7 &amp; <text:s/>| 8 * <text:s/>| 9 ( <text:s/>| <text:s/>/ ? <text:s text:c="2"/>| </text:p>
      <text:p text:style-name="P1"><text:s/>* |--------+------+------+------+------+------| <text:s text:c="29"/>|------+------+------+------+------+--------|</text:p>
      <text:p text:style-name="P1"><text:s/>* | STENO <text:s/>| <text:s/>\ <text:s text:c="2"/>| ' " <text:s/>| <text:s/>( <text:s text:c="2"/>| <text:s/>) <text:s text:c="2"/>| <text:s/>` <text:s text:c="2"/>| <text:s text:c="29"/>| <text:s/>+ <text:s text:c="2"/>| 1 ! <text:s/>| 2 @ <text:s/>| 3 # <text:s/>| 4 $ <text:s/>| <text:s text:c="2"/>* <text:s text:c="3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/>[ <text:s text:c="2"/>| <text:s/>] <text:s text:c="2"/>| <text:s/>~ <text:s text:c="2"/>| <text:s text:c="29"/>| <text:s/>&amp; <text:s text:c="2"/>| 5 % <text:s/>| <text:s text:c="5"/>| <text:s text:c="5"/>| 0 ) <text:s/>| <text:s text:c="2"/>= <text:s text:c="3"/>| <text:s/></text:p>
      <text:p text:style-name="P1"><text:s/>* `----------------------+------+------+------+ <text:s text:c="29"/>+------+------+------+------+------+--------'</text:p>
      <text:p text:style-name="P1"><text:s/>*</text:p>
      <text:p text:style-name="P1"><text:s/>* GERMAN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<text:s text:c="5"/>| <text:s/>Ü <text:s text:c="2"/>| <text:s text:c="5"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/>Ä <text:s text:c="2"/>| <text:s text:c="5"/>| <text:s/>ß <text:s text:c="2"/>| <text:s text:c="5"/>| <text:s text:c="5"/>| <text:s text:c="29"/>| <text:s text:c="5"/>| <text:s text:c="5"/>| <text:s/>€ <text:s text:c="2"/>| <text:s text:c="5"/>| <text:s/>Ö <text:s text:c="2"/>| <text:s text:c="7"/>|</text:p>
      <text:p text:style-name="P1"><text:s/>* |--------+------+------+------+------+------+ <text:s text:c="29"/>+------+------+------+------+------+--------|</text:p>
      <text:p text:style-name="P1"><text:s/>* | <text:s text:c="7"/>| <text:s text:c="5"/>| <text:s text:c="5"/>| <text:s text:c="5"/>| <text:s text:c="5"/>| <text:s text:c="5"/>| <text:s text:c="29"/>| <text:s text:c="5"/>| <text:s text:c="5"/>| <text:s text:c="5"/>| <text:s text:c="5"/>| <text:s text:c="5"/>| <text:s text:c="7"/>|</text:p>
      <text:p text:style-name="P1"><text:s/>* `----------------------+------+------+------+ <text:s text:c="29"/>+------+------+------+----------------------'</text:p>
      <text:p text:style-name="P1"><text:s/><text:span text:style-name="T1">*</text:span></text:p>
      <text:p text:style-name="P1"><text:s/>* SPANISH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2"/>¡ <text:s/>| <text:s/>😉 <text:s/>| <text:s text:c="5"/>| <text:s text:c="5"/>| <text:s text:c="5"/>| <text:s text:c="29"/>| <text:s/>± <text:s text:c="2"/>| <text:s/>÷ <text:s text:c="2"/>| <text:s text:c="2"/>Ú <text:s/>| <text:s text:c="5"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2"/>Á <text:s/>| <text:s text:c="5"/>| <text:s/>§ <text:s text:c="2"/>| <text:s text:c="5"/>| <text:s text:c="5"/>| <text:s text:c="29"/>| <text:s/>µ <text:s text:c="2"/>| <text:s text:c="2"/>Ñ <text:s/>| <text:s text:c="2"/>É <text:s/>| <text:s text:c="2"/>Í <text:s/>| <text:s text:c="2"/>Ó <text:s/>| <text:s text:c="7"/>|</text:p>
      <text:p text:style-name="P1"><text:s/>* |--------+------+------+------+------+------+ <text:s text:c="29"/>+------+------+------+------+------+--------|</text:p>
      <text:p text:style-name="P1"><text:s/>* | <text:s text:c="7"/>| <text:s text:c="5"/>| <text:s/>× <text:s text:c="2"/>| <text:s text:c="5"/>| <text:s text:c="2"/>⌀ <text:s/>| <text:s text:c="5"/>| <text:s text:c="29"/>| <text:s text:c="2"/>° <text:s/>| <text:s text:c="5"/>| <text:s text:c="2"/>² <text:s/>| <text:s text:c="2"/>· <text:s/>| <text:s text:c="2"/>¿ <text:s/>| <text:s text:c="7"/>|</text:p>
      <text:p text:style-name="P1"><text:s/>* `----------------------+------+------+------+ <text:s text:c="29"/>+------+------+------+----------------------'</text:p>
      <text:p text:style-name="P1">/* </text:p>
      <text:p text:style-name="P1"><text:s/>* F-Keys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F9 <text:s text:c="2"/>| F10 <text:s/>| F11 <text:s/>| F12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 text:c="5"/>| <text:s text:c="5"/>| <text:s text:c="5"/>| <text:s text:c="29"/>| <text:s text:c="5"/>| F5 <text:s text:c="2"/>| F6 <text:s text:c="2"/>| F7 <text:s text:c="2"/>| F8 <text:s text:c="2"/>| <text:s text:c="7"/>|</text:p>
      <text:p text:style-name="P1"><text:s/>* |--------+------+------+------+------+------+ <text:s text:c="29"/>+------+------+------+------+------+--------|</text:p>
      <text:p text:style-name="P1"><text:s/>* | <text:s text:c="7"/>| <text:s text:c="5"/>| <text:s text:c="5"/>| <text:s text:c="5"/>| <text:s text:c="5"/>| <text:s text:c="5"/>| <text:s text:c="29"/>| <text:s text:c="5"/>| F1 <text:s text:c="2"/>| F2 <text:s text:c="2"/>| F3 <text:s text:c="2"/>| F4 <text:s text:c="2"/>| <text:s text:c="7"/>|</text:p>
      <text:p text:style-name="P1"><text:s/>* `----------------------+------+------+------+ <text:s text:c="29"/>+------+------+------+----------------------'</text:p>
      <text:p text:style-name="P1">/* </text:p>
      <text:p text:style-name="P1"><text:s/>* STENO Mode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2"/># <text:s text:c="3"/>| <text:s text:c="2"/># <text:s/>| <text:s text:c="2"/># <text:s/>| <text:s text:c="2"/># <text:s/>| <text:s text:c="2"/># <text:s/>| <text:s text:c="2"/># <text:s/>| <text:s text:c="29"/>| <text:s text:c="2"/># <text:s/>| <text:s text:c="2"/># <text:s/>| <text:s text:c="2"/># <text:s/>| <text:s text:c="2"/># <text:s/>| <text:s text:c="2"/># <text:s/>| <text:s text:c="3"/># <text:s text:c="2"/>|</text:p>
      <text:p text:style-name="P1"><text:s/>* |--------+------+------+------+------+------| <text:s text:c="29"/>|------+------+------+------+------+--------|</text:p>
      <text:p text:style-name="P1"><text:s/>* | <text:s text:c="7"/>| <text:s text:c="2"/>S <text:s/>| <text:s text:c="2"/>T <text:s/>| <text:s text:c="2"/>P <text:s/>| <text:s text:c="2"/>H <text:s/>| <text:s text:c="2"/>* <text:s/>| <text:s text:c="29"/>| <text:s text:c="2"/>* <text:s/>| <text:s text:c="2"/>F <text:s/>| <text:s text:c="2"/>P <text:s/>| <text:s text:c="2"/>L <text:s/>| <text:s text:c="2"/>T <text:s/>| <text:s text:c="3"/>D <text:s text:c="2"/>|</text:p>
      <text:p text:style-name="P1"><text:s/>* |--------+------+------+------+------+------+ <text:s text:c="29"/>+------+------+------+------+------+--------|</text:p>
      <text:p text:style-name="P2"><text:s/>* | <text:s text:c="7"/>| <text:s text:c="2"/>S <text:s/>| <text:s text:c="2"/>K <text:s/>| <text:s text:c="2"/>W <text:s/>| <text:s text:c="2"/>R <text:s/>| <text:s text:c="2"/>* <text:s/>| <text:s text:c="29"/>| <text:s text:c="2"/>* <text:s/>| <text:s text:c="2"/>R <text:s/>| <text:s text:c="2"/>B <text:s/>| <text:s text:c="2"/>G <text:s/>| <text:s text:c="2"/>S <text:s/>| <text:s text:c="3"/>Z <text:s text:c="2"/>|</text:p>
      <text:p text:style-name="P1"><text:s/>* `----------------------+------+------+------+ <text:tab/> <text:s text:c="28"/>+------+------+------+----------------------'</text:p>
      <text:p text:style-name="P1"><text:s/>* <text:s text:c="16"/>| <text:s text:c="5"/>| <text:s text:c="5"/>| <text:s text:c="57"/>| <text:s text:c="5"/>| <text:s text:c="5"/>|</text:p>
      <text:p text:style-name="P1"><text:s/>* <text:s text:c="16"/>+-------------+-------------+ <text:s text:c="29"/>+-------------+-------------+</text:p>
      <text:p text:style-name="P1"><text:s/>* <text:s text:c="30"/>| <text:s text:c="5"/>| <text:s text:c="5"/>| <text:s text:c="29"/>| <text:s text:c="5"/>| <text:s text:c="5"/>|</text:p>
      <text:p text:style-name="P1"><text:s/>* <text:s text:c="30"/>|------+------| <text:s text:c="29"/>|------+------|</text:p>
      <text:p text:style-name="P1"><text:s/>* <text:s text:c="44"/>+-------------+ <text:s/>+-------------+</text:p>
      <text:p text:style-name="P1"><text:s/>* <text:s text:c="44"/>| <text:s/>A <text:s text:c="2"/>| <text:s text:c="5"/>| <text:s/>| <text:s text:c="5"/>| <text:s/>U <text:s text:c="2"/>|</text:p>
      <text:p text:style-name="P1"><text:s/>* <text:s text:c="44"/>|------+------| <text:s/>|------+------|</text:p>
      <text:p text:style-name="P1"><text:s/>* <text:s text:c="44"/>| <text:s/>O <text:s text:c="2"/>| <text:s text:c="5"/>| <text:s/>| <text:s text:c="5"/>| <text:s/>E <text:s text:c="2"/>|</text:p>
      <text:p text:style-name="P1"><text:s/>* <text:s text:c="44"/>+-------------+ <text:s/>+-------------+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r" svg:font-family="Couri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Winkler</meta:initial-creator>
    <meta:creation-date>2024-01-09T10:07:18.741836175</meta:creation-date>
    <dc:date>2024-01-09T10:29:03.409399300</dc:date>
    <dc:creator>Robert Winkler</dc:creator>
    <meta:editing-duration>PT21M45S</meta:editing-duration>
    <meta:editing-cycles>1</meta:editing-cycles>
    <meta:document-statistic meta:table-count="0" meta:image-count="0" meta:object-count="0" meta:page-count="1" meta:paragraph-count="103" meta:word-count="1079" meta:character-count="8437" meta:non-whitespace-character-count="4121"/>
    <meta:generator>LibreOffice/7.6.4.1$Linux_X86_64 LibreOffice_project/60$Build-1</meta:generator>
  </office:meta>
</office:document-meta>
</file>